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1000000B898E1EA53DF7417EF.jpg" manifest:media-type="image/jpeg"/>
  <manifest:file-entry manifest:full-path="Pictures/10000201000001930000008DCCE4539A155E159C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1" svg:font-family="'Liberation Sans'" style:font-family-generic="swiss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1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Bitstream Vera Sans" svg:font-family="'Bitstream Ver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4.95cm" fo:min-width="3.3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469cm"/>
      <style:paragraph-properties style:writing-mode="lr-tb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0.45cm" fo:min-width="1.584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4.95cm" fo:min-width="3.2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624cm"/>
      <style:paragraph-properties style:writing-mode="lr-tb"/>
    </style:style>
    <style:style style:name="gr7" style:family="graphic" style:parent-style-name="standard">
      <style:graphic-properties draw:fill="none" draw:textarea-horizontal-align="justify" draw:textarea-vertical-align="middle" draw:auto-grow-height="false" fo:min-height="0.45cm" fo:min-width="2.383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1.65cm" fo:min-width="3.4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2.436cm" fo:min-width="3.3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2" style:family="graphic" style:parent-style-name="standard">
      <style:graphic-properties draw:fill="none" draw:textarea-vertical-align="middle" draw:auto-grow-height="false" fo:min-height="7.902cm" fo:min-width="0cm"/>
    </style:style>
    <style:style style:name="gr13" style:family="graphic" style:parent-style-name="standard">
      <style:graphic-properties draw:fill="none" draw:textarea-vertical-align="middle" draw:auto-grow-height="false" fo:min-height="10.548cm" fo:min-width="0.099cm"/>
    </style:style>
    <style:style style:name="gr14" style:family="graphic" style:parent-style-name="standard">
      <style:graphic-properties draw:textarea-horizontal-align="justify" draw:textarea-vertical-align="middle" draw:auto-grow-height="false" fo:min-height="1.65cm" fo:min-width="4.2cm"/>
    </style:style>
    <style:style style:name="gr15" style:family="graphic" style:parent-style-name="standard">
      <style:graphic-properties draw:textarea-horizontal-align="justify" draw:textarea-vertical-align="middle" draw:auto-grow-height="false" fo:min-height="0.944cm" fo:min-width="4.2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801cm"/>
      <style:paragraph-properties style:writing-mode="lr-tb"/>
    </style:style>
    <style:style style:name="gr17" style:family="graphic" style:parent-style-name="standard">
      <style:graphic-properties draw:fill="none" draw:textarea-horizontal-align="justify" draw:textarea-vertical-align="middle" draw:auto-grow-height="false" fo:min-height="0.174cm" fo:min-width="1.424cm"/>
    </style:style>
    <style:style style:name="gr18" style:family="graphic" style:parent-style-name="standard">
      <style:graphic-properties draw:textarea-horizontal-align="justify" draw:textarea-vertical-align="middle" draw:auto-grow-height="false" fo:min-height="1.74cm" fo:min-width="4.2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502cm"/>
      <style:paragraph-properties style:writing-mode="lr-tb"/>
    </style:style>
    <style:style style:name="pr1" style:family="presentation" style:parent-style-name="Blue_5f_Curve-title">
      <style:graphic-properties draw:textarea-vertical-align="middle" fo:min-height="3.506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771cm"/>
      <style:paragraph-properties style:writing-mode="lr-tb"/>
    </style:style>
    <style:style style:name="pr4" style:family="presentation" style:parent-style-name="Blue_5f_Curve1-outline1">
      <style:graphic-properties fo:min-height="15.95cm"/>
      <style:paragraph-properties style:writing-mode="lr-tb"/>
    </style:style>
    <style:style style:name="pr5" style:family="presentation" style:parent-style-name="Blue_5f_Curve1-notes">
      <style:graphic-properties draw:fill-color="#ffffff" fo:min-height="13.364cm"/>
      <style:paragraph-properties style:writing-mode="lr-tb"/>
    </style:style>
    <style:style style:name="pr6" style:family="presentation" style:parent-style-name="Blue_5f_Curve1-title">
      <style:graphic-properties fo:min-height="1.771cm"/>
      <style:paragraph-properties style:writing-mode="lr-tb"/>
    </style:style>
    <style:style style:name="P1" style:family="paragraph">
      <style:paragraph-properties fo:text-align="end"/>
    </style:style>
    <style:style style:name="P2" style:family="paragraph">
      <style:paragraph-properties fo:text-align="end"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</style:style>
    <style:style style:name="P5" style:family="paragraph">
      <style:paragraph-properties fo:margin-top="0.5cm" fo:margin-bottom="0cm"/>
    </style:style>
    <style:style style:name="P6" style:family="paragraph">
      <style:paragraph-properties style:writing-mode="lr-tb"/>
      <style:text-properties fo:font-size="24pt" style:font-size-asian="24pt" style:font-size-complex="24pt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 style:writing-mode="lr-tb"/>
    </style:style>
    <style:style style:name="P9" style:family="paragraph">
      <style:paragraph-properties fo:text-align="center" style:writing-mode="lr-tb"/>
    </style:style>
    <style:style style:name="P10" style:family="paragraph">
      <loext:graphic-properties draw:fill="none"/>
      <style:paragraph-properties fo:text-align="center" style:writing-mode="lr-tb"/>
    </style:style>
    <style:style style:name="P11" style:family="paragraph">
      <loext:graphic-properties draw:fill="none"/>
      <style:paragraph-properties fo:text-align="center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text-position="33% 58%" fo:font-size="24pt" style:font-size-asian="24pt" style:font-size-complex="24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text-style-name="P2" draw:layer="layout" svg:width="25.199cm" svg:height="3.506cm" svg:x="0cm" svg:y="6.503cm" presentation:class="title">
          <draw:text-box>
            <text:p text:style-name="P1">External wired chip access <text:s text:c="5"/><text:line-break/><text:span text:style-name="T1">Pros and cons of some approaches</text:span> 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text-style-name="P4" draw:layer="layout" svg:width="25.199cm" svg:height="1.771cm" svg:x="1.401cm" svg:y="0.4cm" presentation:class="title">
          <draw:text-box>
            <text:p>External wired chip access?</text:p>
          </draw:text-box>
        </draw:frame>
        <draw:frame presentation:style-name="pr4" draw:text-style-name="P4" draw:layer="layout" svg:width="27.2cm" svg:height="16.2cm" svg:x="0.4cm" svg:y="2.5cm" presentation:class="outline" presentation:user-transformed="true">
          <draw:text-box>
            <text:list text:style-name="L2">
              <text:list-item>
                <text:p>This is an externally accessible data bus that can be used to communicate with your chip on a regular to very rarely basis.</text:p>
              </text:list-item>
              <text:list-item>
                <text:p>It is not intended to be used by the primary functioning of the device.</text:p>
                <text:list>
                  <text:list-item>
                    <text:p>You can share an internal data bus externally deliberately but the considerations for doing so is beyond the scope of this presentation.</text:p>
                  </text:list-item>
                </text:list>
              </text:list-item>
              <text:list-item>
                <text:p>Typical usages:</text:p>
                <text:list>
                  <text:list-item>
                    <text:p>Loading firmware.</text:p>
                  </text:list-item>
                  <text:list-item>
                    <text:p>Performing testing.</text:p>
                  </text:list-item>
                  <text:list-item>
                    <text:p>Tracing and getting debug information out.</text:p>
                  </text:list-item>
                  <text:list-item>
                    <text:p>Interactive firmware debugging.</text:p>
                  </text:list-item>
                  <text:list-item>
                    <text:p>Configuring and securing a device.</text:p>
                  </text:list-item>
                </text:list>
              </text:list-item>
              <text:list-item>
                <text:p>Not considering wireless communication (e.g. wifi, bluetooth)</text:p>
                <text:list>
                  <text:list-item>
                    <text:p>Usually much more complex and costly to implement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3" draw:text-style-name="P4" draw:layer="layout" svg:width="25.199cm" svg:height="1.771cm" svg:x="1.401cm" svg:y="0.4cm" presentation:class="title">
          <draw:text-box>
            <text:p>USB 2 based</text:p>
          </draw:text-box>
        </draw:frame>
        <draw:frame presentation:style-name="pr4" draw:text-style-name="P4" draw:layer="layout" svg:width="27.2cm" svg:height="16.2cm" svg:x="0.4cm" svg:y="2.5cm" presentation:class="outline" presentation:user-transformed="true">
          <draw:text-box>
            <text:list text:style-name="L2">
              <text:list-item>
                <text:p>Have a USB connection for external access.</text:p>
              </text:list-item>
              <text:list-item>
                <text:p>Requires 2 pins (D+, D-) and can be fast (up to 100’s Mbps) if you have sufficiently powerful microprocessor.</text:p>
              </text:list-item>
              <text:list-item>
                <text:p text:style-name="P5">Allows you to multiplex many chip functions as separately connectable end points.</text:p>
              </text:list-item>
              <text:list-item>
                <text:p>Have to license special purpose silicon when designing in-house and have an on-chip USB stack with potential licensing issues (e.g. commercial vs MIT) and has non-trivial processor usage.</text:p>
              </text:list-item>
              <text:list-item>
                <text:p>MIT library: <text:a xlink:href="https://github.com/hathach/tinyusb" xlink:type="simple">https://github.com/hathach/tinyusb</text:a></text:p>
              </text:list-item>
              <text:list-item>
                <text:p>Non trivial delay needed for enumeration, driver loading and application recognition if boot time access is desired; consider adding an initial boot stage which can be configured to bring up the USB interface and delay the boot to allow enumeration.</text:p>
              </text:list-item>
              <text:list-item>
                <text:p>If switching images, the USB stack operation must be undisturbed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3" draw:text-style-name="P4" draw:layer="layout" svg:width="25.199cm" svg:height="1.771cm" svg:x="1.401cm" svg:y="0.4cm" presentation:class="title">
          <draw:text-box>
            <text:p>JTAG</text:p>
          </draw:text-box>
        </draw:frame>
        <draw:frame presentation:style-name="pr4" draw:text-style-name="P4" draw:layer="layout" svg:width="27.2cm" svg:height="16.2cm" svg:x="0.4cm" svg:y="2.5cm" presentation:class="outline" presentation:user-transformed="true">
          <draw:text-box>
            <text:list text:style-name="L2">
              <text:list-item>
                <text:p>Use the JTAG TAP to supply a bidirectional communication link with purpose designed silicon.</text:p>
                <text:list>
                  <text:list-item>
                    <text:list>
                      <text:list-item>
                        <text:p>Well established traditional method that works well with manufacturing test equipment.</text:p>
                      </text:list-item>
                    </text:list>
                  </text:list-item>
                </text:list>
              </text:list-item>
              <text:list-item>
                <text:p>JTAG probes are commonly available.</text:p>
              </text:list-item>
              <text:list-item>
                <text:p>4 pins are needed for full JTAG (TDI, TDO, TCK, TMS + optionally TRST).</text:p>
              </text:list-item>
              <text:list-item>
                <text:p>2 pins are needed for cJTAG (TMSC, TCKC) or SWD (SWDIO, SWCLK).</text:p>
              </text:list-item>
              <text:list-item>
                <text:p>Fast (up to ~100 Mbps).</text:p>
              </text:list-item>
              <text:list-item>
                <text:p>Have to license special purpose silicon (SWD is much cheaper).</text:p>
              </text:list-item>
              <text:list-item>
                <text:p>Generally don’t need any on-chip software beyond enable/disable.</text:p>
              </text:list-item>
              <text:list-item>
                <text:p>Operates independently of chip reset / boot, but need to have previously established a connectio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draw:frame presentation:style-name="pr3" draw:text-style-name="P4" draw:layer="layout" svg:width="25.199cm" svg:height="1.771cm" svg:x="1.401cm" svg:y="0.4cm" presentation:class="title" presentation:user-transformed="true">
          <draw:text-box>
            <text:p>Custom firmware managed serial</text:p>
          </draw:text-box>
        </draw:frame>
        <draw:frame presentation:style-name="pr4" draw:text-style-name="P6" draw:layer="layout" svg:width="27.2cm" svg:height="16.2cm" svg:x="0.4cm" svg:y="2.5cm" presentation:class="outline" presentation:user-transformed="true">
          <draw:text-box>
            <text:list text:style-name="L2">
              <text:list-item>
                <text:p><text:span text:style-name="T2">Using a serial interface of your choice (SPI, I</text:span><text:span text:style-name="T3">2</text:span><text:span text:style-name="T2">C, bidirectional / half-duplex USART) using 1-3 pins and standard serial peripherals.</text:span></text:p>
                <text:list>
                  <text:list-item>
                    <text:list>
                      <text:list-item>
                        <text:p><text:span text:style-name="T4">No widespread standard so this is most likely an in-house design.</text:span></text:p>
                      </text:list-item>
                    </text:list>
                  </text:list-item>
                </text:list>
              </text:list-item>
              <text:list-item>
                <text:p><text:span text:style-name="T2">USB based generic FTDI adapters are commonly available.</text:span></text:p>
                <text:list>
                  <text:list-item>
                    <text:list>
                      <text:list-item>
                        <text:p><text:span text:style-name="T4">Will usually need to make a custom adapter cable unless you have copious board space to put a specific module footprint on your board.</text:span></text:p>
                      </text:list-item>
                      <text:list-item>
                        <text:p><text:span text:style-name="T4">Usually easier to just put an FTDI chip using USB directly onto your PCB.</text:span></text:p>
                      </text:list-item>
                      <text:list-item>
                        <text:p><text:span text:style-name="T4">You will need to write a PC application to drive the FTDI device and operate your chosen interface and protocol.</text:span></text:p>
                      </text:list-item>
                    </text:list>
                  </text:list-item>
                </text:list>
              </text:list-item>
              <text:list-item>
                <text:p><text:span text:style-name="T2">Only need an appropriate peripheral for your chosen signalling.</text:span></text:p>
              </text:list-item>
              <text:list-item>
                <text:p><text:span text:style-name="T2">Need to have on-chip software support.</text:span></text:p>
                <text:list>
                  <text:list-item>
                    <text:list>
                      <text:list-item>
                        <text:p><text:span text:style-name="T4">If you want to implement breakpoints and stepping then you’ll either need H/W breakpoints or the ability to modify the executing code.</text:span></text:p>
                      </text:list-item>
                      <text:list-item>
                        <text:p><text:span text:style-name="T4">Requires mostly bespoke software.</text:span></text:p>
                      </text:list-item>
                    </text:list>
                  </text:list-item>
                </text:list>
              </text:list-item>
              <text:list-item>
                <text:p><text:span text:style-name="T5">Typically sluggish (~1Mbps) unless implemented efficiently (~10Mbps)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draw:frame presentation:style-name="pr6" draw:text-style-name="P4" draw:layer="layout" svg:width="25.199cm" svg:height="1.771cm" svg:x="1.401cm" svg:y="0.4cm" presentation:class="title" presentation:user-transformed="true">
          <draw:text-box>
            <text:p>Custom debugging firmware</text:p>
          </draw:text-box>
        </draw:frame>
        <draw:frame presentation:style-name="pr4" draw:text-style-name="P4" draw:layer="layout" svg:width="27.2cm" svg:height="7.8cm" svg:x="0.4cm" svg:y="2.5cm" presentation:class="outline" presentation:user-transformed="true">
          <draw:text-box>
            <text:list text:style-name="L2">
              <text:list-item>
                <text:p>Needed for on-chip USB or custom firmware managed serial.</text:p>
              </text:list-item>
              <text:list-item>
                <text:p>The firmware needs to operate all debugging operations.</text:p>
              </text:list-item>
              <text:list-item>
                <text:p>There is a significant amount of processor load on the chip as a result which limits the effective speed of operations (rather than the communication speed).</text:p>
              </text:list-item>
              <text:list-item>
                <text:p>General architecture:</text:p>
                <text:p/>
                <text:p/>
                <text:p/>
                <text:p/>
                <text:p><text:span text:style-name="T6"/></text:p>
              </text:list-item>
              <text:list-item>
                <text:p>This is usually a software capability built up over years.</text:p>
              </text:list-item>
            </text:list>
          </draw:text-box>
        </draw:frame>
        <draw:g>
          <draw:custom-shape draw:style-name="gr2" draw:text-style-name="P7" draw:layer="layout" svg:width="3.8cm" svg:height="5.2cm" svg:x="0.7cm" svg:y="10.3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8" draw:layer="layout" svg:width="3.648cm" svg:height="2.719cm" svg:x="0.852cm" svg:y="10.95cm">
            <draw:text-box>
              <text:p text:style-name="P7">PC utilities</text:p>
              <text:p text:style-name="P7">with GDB portal</text:p>
            </draw:text-box>
          </draw:frame>
        </draw:g>
        <draw:custom-shape draw:style-name="gr4" draw:text-style-name="P10" draw:layer="layout" svg:width="2.6cm" svg:height="1.4cm" svg:x="4.5cm" svg:y="12.2cm">
          <text:p text:style-name="P9"/>
          <text:p text:style-name="P9"/>
          <text:p text:style-name="P9"/>
          <text:p text:style-name="P9"/>
          <text:p text:style-name="P9">USB or</text:p>
          <text:p text:style-name="P9">serial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g>
          <draw:custom-shape draw:style-name="gr5" draw:text-style-name="P7" draw:layer="layout" svg:width="3.7cm" svg:height="5.2cm" svg:x="7.1cm" svg:y="10.3cm">
            <text:p/>
            <draw:enhanced-geometry svg:viewBox="0 0 21600 21600" draw:type="rectangle" draw:enhanced-path="M 0 0 L 21600 0 21600 21600 0 21600 0 0 Z N"/>
          </draw:custom-shape>
          <draw:frame draw:style-name="gr6" draw:text-style-name="P8" draw:layer="layout" svg:width="3.552cm" svg:height="3.874cm" svg:x="7.248cm" svg:y="10.95cm">
            <draw:text-box>
              <text:p text:style-name="P7">Peripheral ISR</text:p>
              <text:p text:style-name="P7">+</text:p>
              <text:p text:style-name="P7">Protocol stack</text:p>
            </draw:text-box>
          </draw:frame>
        </draw:g>
        <draw:custom-shape draw:style-name="gr7" draw:text-style-name="P10" draw:layer="layout" svg:width="3.599cm" svg:height="1.4cm" svg:x="10.801cm" svg:y="12.2cm">
          <text:p text:style-name="P9"/>
          <text:p text:style-name="P9"/>
          <text:p text:style-name="P9"/>
          <text:p text:style-name="P9"/>
          <text:p text:style-name="P9">Command &amp;</text:p>
          <text:p text:style-name="P9">data buffers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g>
          <draw:custom-shape draw:style-name="gr8" draw:text-style-name="P7" draw:layer="layout" svg:width="3.9cm" svg:height="1.9cm" svg:x="14.9cm" svg:y="9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8" draw:layer="layout" svg:width="3.744cm" svg:height="1.673cm" svg:x="15.056cm" svg:y="9.237cm">
            <draw:text-box>
              <text:p text:style-name="P7">ISR debug agent</text:p>
            </draw:text-box>
          </draw:frame>
        </draw:g>
        <draw:g>
          <draw:custom-shape draw:style-name="gr8" draw:text-style-name="P7" draw:layer="layout" svg:width="3.9cm" svg:height="1.9cm" svg:x="14.9cm" svg:y="11.6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8" draw:layer="layout" svg:width="3.744cm" svg:height="1.673cm" svg:x="15.056cm" svg:y="11.837cm">
            <draw:text-box>
              <text:p text:style-name="P7">Task debug agent</text:p>
            </draw:text-box>
          </draw:frame>
        </draw:g>
        <draw:g>
          <draw:custom-shape draw:style-name="gr10" draw:text-style-name="P7" draw:layer="layout" svg:width="3.8cm" svg:height="2.686cm" svg:x="14.9cm" svg:y="14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" draw:text-style-name="P8" draw:layer="layout" svg:width="3.648cm" svg:height="2.384cm" svg:x="14.952cm" svg:y="14.235cm">
            <draw:text-box>
              <text:p text:style-name="P7">In code debug agent</text:p>
            </draw:text-box>
          </draw:frame>
        </draw:g>
        <draw:custom-shape draw:style-name="gr12" draw:text-style-name="P11" draw:layer="layout" svg:width="0.8cm" svg:height="8.6cm" svg:x="18.7cm" svg:y="8.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2" draw:text-style-name="P11" draw:layer="layout" svg:width="0.599cm" svg:height="8.6cm" svg:x="14.289cm" svg:y="8.601cm">
          <text:p/>
          <draw:enhanced-geometry svg:viewBox="0 0 21600 21600" draw:mirror-horizontal="tru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3" draw:text-style-name="P11" draw:layer="layout" svg:width="0.599cm" svg:height="10.798cm" svg:x="21.889cm" svg:y="7.502cm">
          <text:p/>
          <draw:enhanced-geometry svg:viewBox="0 0 21600 21600" draw:mirror-horizontal="tru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g>
          <draw:custom-shape draw:style-name="gr14" draw:text-style-name="P7" draw:layer="layout" svg:width="4.7cm" svg:height="1.9cm" svg:x="22.5cm" svg:y="7.7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8" draw:layer="layout" svg:width="4.512cm" svg:height="1.673cm" svg:x="22.688cm" svg:y="7.937cm">
            <draw:text-box>
              <text:p text:style-name="P7">H/W address ISR</text:p>
            </draw:text-box>
          </draw:frame>
        </draw:g>
        <draw:g>
          <draw:custom-shape draw:style-name="gr15" draw:text-style-name="P7" draw:layer="layout" svg:width="4.7cm" svg:height="1.194cm" svg:x="22.5cm" svg:y="10cm">
            <text:p/>
            <draw:enhanced-geometry svg:viewBox="0 0 21600 21600" draw:type="rectangle" draw:enhanced-path="M 0 0 L 21600 0 21600 21600 0 21600 0 0 Z N"/>
          </draw:custom-shape>
          <draw:frame draw:style-name="gr16" draw:text-style-name="P8" draw:layer="layout" svg:width="4.512cm" svg:height="1.051cm" svg:x="22.688cm" svg:y="10.149cm">
            <draw:text-box>
              <text:p text:style-name="P7">RAM contents</text:p>
            </draw:text-box>
          </draw:frame>
        </draw:g>
        <draw:custom-shape draw:style-name="gr17" draw:text-style-name="P11" draw:layer="layout" svg:width="2.4cm" svg:height="0.848cm" svg:x="19.5cm" svg:y="12.45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g>
          <draw:custom-shape draw:style-name="gr15" draw:text-style-name="P7" draw:layer="layout" svg:width="4.7cm" svg:height="1.194cm" svg:x="22.5cm" svg:y="11.6cm">
            <text:p/>
            <draw:enhanced-geometry svg:viewBox="0 0 21600 21600" draw:type="rectangle" draw:enhanced-path="M 0 0 L 21600 0 21600 21600 0 21600 0 0 Z N"/>
          </draw:custom-shape>
          <draw:frame draw:style-name="gr16" draw:text-style-name="P8" draw:layer="layout" svg:width="4.512cm" svg:height="1.051cm" svg:x="22.688cm" svg:y="11.749cm">
            <draw:text-box>
              <text:p text:style-name="P7">Exec binary</text:p>
            </draw:text-box>
          </draw:frame>
        </draw:g>
        <draw:g>
          <draw:custom-shape draw:style-name="gr15" draw:text-style-name="P7" draw:layer="layout" svg:width="4.7cm" svg:height="1.194cm" svg:x="22.5cm" svg:y="15.4cm">
            <text:p/>
            <draw:enhanced-geometry svg:viewBox="0 0 21600 21600" draw:type="rectangle" draw:enhanced-path="M 0 0 L 21600 0 21600 21600 0 21600 0 0 Z N"/>
          </draw:custom-shape>
          <draw:frame draw:style-name="gr16" draw:text-style-name="P8" draw:layer="layout" svg:width="4.512cm" svg:height="1.051cm" svg:x="22.688cm" svg:y="15.549cm">
            <draw:text-box>
              <text:p text:style-name="P7">Debug info</text:p>
            </draw:text-box>
          </draw:frame>
        </draw:g>
        <draw:g>
          <draw:custom-shape draw:style-name="gr15" draw:text-style-name="P7" draw:layer="layout" svg:width="4.7cm" svg:height="1.194cm" svg:x="22.5cm" svg:y="16.9cm">
            <text:p/>
            <draw:enhanced-geometry svg:viewBox="0 0 21600 21600" draw:type="rectangle" draw:enhanced-path="M 0 0 L 21600 0 21600 21600 0 21600 0 0 Z N"/>
          </draw:custom-shape>
          <draw:frame draw:style-name="gr16" draw:text-style-name="P8" draw:layer="layout" svg:width="4.512cm" svg:height="1.051cm" svg:x="22.688cm" svg:y="17.049cm">
            <draw:text-box>
              <text:p text:style-name="P7">Peripherals</text:p>
            </draw:text-box>
          </draw:frame>
        </draw:g>
        <draw:g>
          <draw:custom-shape draw:style-name="gr18" draw:text-style-name="P7" draw:layer="layout" svg:width="4.7cm" svg:height="1.99cm" svg:x="22.5cm" svg:y="13.1cm">
            <text:p/>
            <draw:enhanced-geometry svg:viewBox="0 0 21600 21600" draw:type="rectangle" draw:enhanced-path="M 0 0 L 21600 0 21600 21600 0 21600 0 0 Z N"/>
          </draw:custom-shape>
          <draw:frame draw:style-name="gr19" draw:text-style-name="P8" draw:layer="layout" svg:width="4.512cm" svg:height="1.752cm" svg:x="22.688cm" svg:y="13.348cm">
            <draw:text-box>
              <text:p text:style-name="P7">Task &amp; ISR priorities</text:p>
            </draw:text-box>
          </draw:frame>
        </draw:g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draw:frame presentation:style-name="pr6" draw:text-style-name="P4" draw:layer="layout" svg:width="25.199cm" svg:height="1.771cm" svg:x="1.401cm" svg:y="0.4cm" presentation:class="title" presentation:user-transformed="true">
          <draw:text-box>
            <text:p>Breakpoints and code stepping</text:p>
          </draw:text-box>
        </draw:frame>
        <draw:frame presentation:style-name="pr4" draw:text-style-name="P4" draw:layer="layout" svg:width="27.2cm" svg:height="16.2cm" svg:x="0.4cm" svg:y="2.5cm" presentation:class="outline" presentation:user-transformed="true">
          <draw:text-box>
            <text:list text:style-name="L2">
              <text:list-item>
                <text:p>Code stepping is simply putting breakpoint(s) in appropriate places so that only one line of code is executed before hitting the next breakpoint.</text:p>
              </text:list-item>
              <text:list-item>
                <text:p>H/W breakpoints are actually a hardware address matching feature.</text:p>
                <text:list>
                  <text:list-item>
                    <text:p>The next instruction address (program counter) is compared against a fixed number (usually 2-6) of addresses.</text:p>
                  </text:list-item>
                  <text:list-item>
                    <text:p>For custom debug firmware to be able to use this an interrupt must be raised <text:span text:style-name="T7">(rather than halting the processor and passing control to a H/W debugger)</text:span>.</text:p>
                  </text:list-item>
                  <text:list-item>
                    <text:p>The debugging agent then takes control and informs the GDB clients of the new processor state.</text:p>
                  </text:list-item>
                </text:list>
              </text:list-item>
              <text:list-item>
                <text:p>Code modification breakpoints rely on changing the code so that the in task / in ISR debug agent is called.</text:p>
              </text:list-item>
              <text:list-item>
                <text:p>If code modification is not possible then a large number of ‘should I break now’ checks can be inserted by build tools in areas of interest.</text:p>
                <text:list>
                  <text:list-item>
                    <text:p>The developer can only break at these particular location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1" svg:font-family="'Liberation Sans'" style:font-family-generic="swiss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1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Bitstream Vera Sans" svg:font-family="'Bitstream Vera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2" draw:display-name="Gradient 2" draw:style="linear" draw:start-color="#dff2fc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Bitstream Vera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loext:opacity="10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loext:opacity="100%" style:text-outline="false" style:text-line-through-style="none" style:text-line-through-type="none" style:font-name="Liberation Sans2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2pt" style:font-size-asian="22pt" style:font-size-complex="22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0pt" style:font-size-asian="20pt" style:font-size-complex="20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18pt" style:font-size-asian="18pt" style:font-size-complex="18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16pt" style:font-size-asian="16pt" style:font-size-complex="16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16pt" style:font-size-asian="16pt" style:font-size-complex="16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16pt" style:font-size-asian="16pt" style:font-size-complex="16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107cm"/>
      <style:paragraph-properties style:writing-mode="lr-tb"/>
    </style:style>
    <style:style style:name="M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  <style:paragraph-properties style:writing-mode="lr-tb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171cm" fo:min-width="27.991cm"/>
    </style:style>
    <style:style style:name="Mpr5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1.606cm" fo:min-width="27.991cm"/>
    </style:style>
    <style:style style:name="Mpr6" style:family="presentation" style:parent-style-name="Blue_5f_Curve1-outline1">
      <style:graphic-properties fo:min-height="12.18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P8" style:family="paragraph">
      <style:paragraph-properties fo:text-align="center"/>
    </style:style>
    <style:style style:name="MP9" style:family="paragraph">
      <style:paragraph-properties fo:margin-left="0cm" fo:margin-right="0cm" fo:margin-top="0cm" fo:margin-bottom="0cm" fo:line-height="100%" fo:text-align="center" fo:text-indent="0cm"/>
    </style:style>
    <style:style style:name="MP10" style:family="paragraph">
      <loext:graphic-properties draw:fill="none" draw:fill-color="#ffffff"/>
      <style:paragraph-properties fo:text-align="center" style:writing-mode="lr-tb"/>
      <style:text-properties fo:font-size="10pt" style:font-size-asian="10pt" style:font-size-complex="10pt"/>
    </style:style>
    <style:style style:name="MP11" style:family="paragraph">
      <style:paragraph-properties fo:text-align="start"/>
    </style:style>
    <style:style style:name="MP12" style:family="paragraph">
      <loext:graphic-properties draw:fill="none" draw:fill-color="#ffffff"/>
      <style:paragraph-properties fo:text-align="start" style:writing-mode="lr-tb"/>
      <style:text-properties fo:font-size="14pt" style:font-size-asian="14pt" style:font-size-complex="14pt"/>
    </style:style>
    <style:style style:name="MP13" style:family="paragraph">
      <loext:graphic-properties draw:fill="gradient" draw:fill-color="#009bdd" draw:fill-gradient-name="Gradient_20_2"/>
      <style:paragraph-properties fo:text-align="center"/>
    </style:style>
    <style:style style:name="MP14" style:family="paragraph">
      <style:paragraph-properties style:writing-mode="lr-tb"/>
    </style:style>
    <style:style style:name="MP15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MP16" style:family="paragraph">
      <loext:graphic-properties draw:fill="none" draw:fill-color="#ffffff"/>
      <style:paragraph-properties fo:text-align="center" style:writing-mode="lr-tb"/>
      <style:text-properties fo:font-size="6pt" style:font-size-asian="6pt" style:font-size-complex="6pt"/>
    </style:style>
    <style:style style:name="MT1" style:family="text">
      <style:text-properties fo:font-size="14pt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fo:font-size="8pt" style:font-size-asian="8pt" style:font-size-complex="8pt"/>
    </style:style>
    <style:style style:name="MT4" style:family="text">
      <style:text-properties style:font-name="Liberation Sans1" fo:font-size="14pt" style:font-name-asian="Liberation Sans1" style:font-size-asian="14pt" style:font-name-complex="Liberation Sans1" style:font-size-complex="14pt"/>
    </style:style>
    <style:style style:name="MT5" style:family="text">
      <style:text-properties fo:font-size="14pt" style:font-size-asian="14pt" style:font-size-complex="14pt"/>
    </style:style>
    <style:style style:name="MT6" style:family="text">
      <style:text-properties fo:font-size="6pt" style:font-size-asian="6pt" style:font-size-complex="6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98E1EA53DF7417EF.jpg" xlink:type="simple" xlink:show="embed" xlink:actuate="onLoad" draw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5" draw:layer="backgroundobjects" svg:width="3.408cm" svg:height="1.191cm" svg:x="24.592cm" svg:y="19.81cm">
        <draw:image xlink:href="Pictures/10000201000001930000008DCCE4539A155E159C.png" xlink:type="simple" xlink:show="embed" xlink:actuate="onLoad" draw:mime-type="image/png">
          <text:p/>
        </draw:image>
      </draw:frame>
      <draw:frame draw:style-name="Mgr5" draw:text-style-name="MP10" draw:layer="backgroundobjects" svg:width="27.999cm" svg:height="1.357cm" svg:x="0.001cm" svg:y="18.701cm">
        <draw:text-box>
          <text:p text:style-name="MP8"><text:span text:style-name="MT2">This work is licensed under a Creative Commons Attribution 4.0 International License</text:span></text:p>
          <text:p text:style-name="MP8"><text:span text:style-name="MT2"><text:a xlink:href="https://creativecommons.org/licenses/by-nc-nd/4.0/" xlink:type="simple">https://creativecommons.org/licenses/by-nc-nd/4.0/</text:a></text:span></text:p>
          <text:p text:style-name="MP9"><text:span text:style-name="MT3">contact: https://github.com/RidiculousRichard/presentations/issues</text:span></text:p>
        </draw:text-box>
      </draw:frame>
      <draw:frame draw:style-name="Mgr6" draw:text-style-name="MP12" draw:layer="backgroundobjects" svg:width="7.5cm" svg:height="0.806cm" svg:x="0cm" svg:y="20.2cm">
        <draw:text-box>
          <text:p text:style-name="MP11"><text:span text:style-name="MT4">©</text:span><text:span text:style-name="MT5">RidiculousRichard 2019-2021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13" draw:layer="backgroundobjects" svg:width="27.991cm" svg:height="2.171cm" svg:x="0cm" svg:y="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13" draw:layer="backgroundobjects" svg:width="27.991cm" svg:height="1.606cm" svg:x="0cm" svg:y="19.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01cm" svg:y="0.4cm" presentation:class="title" presentation:placeholder="true">
        <draw:text-box/>
      </draw:frame>
      <draw:frame presentation:style-name="Mpr6" draw:text-style-name="MP14" draw:layer="backgroundobjects" svg:width="27.2cm" svg:height="16.2cm" svg:x="0.4cm" svg:y="2.8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text-style-name="MP2" draw:layer="backgroundobjects" svg:width="5.8cm" svg:height="0.979cm" svg:x="1.4cm" svg:y="20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10.051cm" svg:height="0.979cm" svg:x="8.4cm" svg:y="20cm" presentation:class="footer">
        <draw:text-box>
          <text:p text:style-name="MP6"><text:span text:style-name="MT1"><presentation:footer/></text:span></text:p>
        </draw:text-box>
      </draw:frame>
      <draw:frame presentation:style-name="Mpr7" draw:text-style-name="MP4" draw:layer="backgroundobjects" svg:width="4.199cm" svg:height="0.979cm" svg:x="22.4cm" svg:y="20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5" draw:layer="backgroundobjects" svg:width="3.408cm" svg:height="1.191cm" svg:x="24.592cm" svg:y="19.81cm">
        <draw:image xlink:href="Pictures/10000201000001930000008DCCE4539A155E159C.png" xlink:type="simple" xlink:show="embed" xlink:actuate="onLoad" draw:mime-type="image/png">
          <text:p/>
        </draw:image>
      </draw:frame>
      <draw:frame presentation:style-name="Mpr7" draw:text-style-name="MP16" draw:layer="backgroundobjects" svg:width="10.051cm" svg:height="0.979cm" svg:x="8.401cm" svg:y="20.001cm">
        <draw:text-box>
          <text:p text:style-name="MP15"><text:span text:style-name="MT6">This work is licensed under a Creative Commons Attribution 4.0 International License</text:span></text:p>
          <text:p text:style-name="MP15"><text:span text:style-name="MT6"><text:a xlink:href="https://creativecommons.org/licenses/by-nc-nd/4.0/" xlink:type="simple">https://creativecommons.org/licenses/by-nc-nd/4.0/</text:a></text:span></text:p>
          <text:p text:style-name="MP15"><text:span text:style-name="MT6">contact: </text:span><text:span text:style-name="MT6"><text:a xlink:href="https://github.com/RidiculousRichard/presentations/issues" xlink:type="simple">https://github.com/RidiculousRichard/presentations/issues</text:a></text:span></text:p>
        </draw:text-box>
      </draw:frame>
      <draw:frame draw:style-name="Mgr6" draw:text-style-name="MP12" draw:layer="backgroundobjects" svg:width="7.5cm" svg:height="0.806cm" svg:x="0cm" svg:y="20.2cm">
        <draw:text-box>
          <text:p text:style-name="MP11"><text:span text:style-name="MT4">©</text:span><text:span text:style-name="MT5">RidiculousRichard 2019-2021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9-08-07T18:29:41.675662587</meta:creation-date>
    <meta:editing-duration>PT1H27M15S</meta:editing-duration>
    <meta:editing-cycles>18</meta:editing-cycles>
    <meta:generator>LibreOffice/7.0.6.2$Windows_X86_64 LibreOffice_project/144abb84a525d8e30c9dbbefa69cbbf2d8d4ae3b</meta:generator>
    <dc:title>Blue plus</dc:title>
    <dc:date>2021-08-24T08:49:16.897000000</dc:date>
    <meta:document-statistic meta:object-count="107"/>
  </office:meta>
</office:document-meta>
</file>